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office:value-type="string" calcext:value-type="string">
            <text:p>Alimentation <text:s/>12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38:00.791946152</dc:date>
    <dc:creator>Poste 1</dc:creator>
    <meta:editing-duration>PT42M55S</meta:editing-duration>
    <meta:editing-cycles>11</meta:editing-cycles>
    <meta:generator>LibreOffice/4.2.7.2$Linux_X86_64 LibreOffice_project/420m0$Build-2</meta:generator>
    <meta:document-statistic meta:table-count="1" meta:cell-count="67" meta:object-count="0"/>
  </office:meta>
</office:document-meta>
</file>